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9-07-11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9-04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8-10-05 0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8-04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8-01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7-10-05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7-07-13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7-01-19 0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6-07-14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6-04-13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6-01-13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5-10-15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5-07-1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5-04-0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5-01-1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4-10-09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4-07-17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4-04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4-01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3-10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3-07-16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3-04-04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3-01-15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2-10-10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2-07-1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2-04-07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2-01-11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1-10-06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1-04-0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1-01-12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0-10-0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0-07-14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0-04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10-01-13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9-10-0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9-07-0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9-04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9-01-07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8-10-08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8-07-09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8-04-09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8-01-09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7-10-0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7-07-1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7-04-0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7-01-10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6-10-18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6-07-12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6-04-0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6-01-1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5-10-05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5-07-13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5-03-3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5-01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4-10-13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4-07-0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4-04-09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4-01-13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3-10-14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3-07-17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3-04-1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3-01-1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2-10-17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2-07-10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2-04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2-01-1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1-10-16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1-07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2001-04-10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1999-08-2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0011215110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